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style:writing-mode="lr-tb"/>
    </style:style>
    <style:style style:name="P5" style:family="paragraph" style:parent-style-name="Standard"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style:writing-mode="lr-tb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style:writing-mode="lr-tb">
        <style:tab-stops>
          <style:tab-stop style:position="2.54cm"/>
        </style:tab-stops>
      </style:paragraph-properties>
    </style:style>
    <style:style style:name="P8" style:family="paragraph" style:parent-style-name="Standard">
      <style:paragraph-properties style:writing-mode="lr-tb"/>
      <style:text-properties style:font-name-asian="Liberation Serif1" style:font-name-complex="Liberation Serif1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3">
      <style:paragraph-properties style:writing-mode="lr-tb"/>
      <style:text-properties style:text-underline-style="none" fo:font-weight="bold" style:font-weight-asian="bold" style:font-weight-complex="bold"/>
    </style:style>
    <style:style style:name="P12" style:family="paragraph" style:parent-style-name="Standard" style:list-style-name="L3">
      <style:paragraph-properties style:writing-mode="lr-tb"/>
      <style:text-properties style:text-underline-style="none"/>
    </style:style>
    <style:style style:name="P13" style:family="paragraph" style:parent-style-name="Standard" style:list-style-name="L4">
      <style:paragraph-properties style:writing-mode="lr-tb"/>
      <style:text-properties style:text-underline-style="none" fo:font-weight="normal" style:font-weight-asian="normal" style:font-weight-complex="normal"/>
    </style:style>
    <style:style style:name="P14" style:family="paragraph" style:parent-style-name="Standard" style:list-style-name="L3"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 style:list-style-name="L3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font-name-asian="Liberation Serif1" style:font-name-complex="Liberation Serif1"/>
    </style:style>
    <style:style style:name="T4" style:family="text">
      <style:text-properties fo:font-weight="normal" style:font-name-asian="Liberation Serif1" style:font-weight-asian="normal" style:font-name-complex="Liberation Serif1" style:font-weight-complex="normal"/>
    </style:style>
    <style:style style:name="T5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6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<text:tab/><text:tab/><text:tab/><text:tab/></text:span><text:span text:style-name="T1">Release Notes </text:span></text:p>
      <text:p text:style-name="P4"><text:span text:style-name="T1">Application:</text:span> <text:s/>vbooks-app-server , v-books-app, v-books</text:p>
      <text:p text:style-name="P7"><text:span text:style-name="T1">Version:</text:span> v1.0f</text:p>
      <text:p text:style-name="P4">Svn Revision : <text:s/>branch: v-books-1.0 (3409)</text:p>
      <text:p text:style-name="P4">Svn Revision : <text:s/>branch: <text:span text:style-name="T3">vbooks-app-1.0 </text:span><text:span text:style-name="T4">(</text:span><text:span text:style-name="T3">3455)</text:span></text:p>
      <text:p text:style-name="P4">Svn Revision : <text:s/>b<text:span text:style-name="T4">ranch:</text:span><text:span text:style-name="T3"> vbooks-app-server-1.0 </text:span>(<text:span text:style-name="T3">3458</text:span>)</text:p>
      <text:p text:style-name="P8"/>
      <text:p text:style-name="P4"><text:span text:style-name="T1">Date of Release:</text:span> 20/12/2013</text:p>
      <text:p text:style-name="P3">QA Version Tested: </text:p>
      <text:list xml:id="list20204971211" text:style-name="L1">
        <text:list-item>
          <text:p text:style-name="P9">VBooks Desktop: VB1.3h</text:p>
        </text:list-item>
        <text:list-item>
          <text:p text:style-name="P9">VBooks Andriod Client: V1.0.9b</text:p>
        </text:list-item>
        <text:list-item>
          <text:p text:style-name="P9">VBooks Andriod Server:V1.0.9c </text:p>
        </text:list-item>
      </text:list>
      <text:p text:style-name="Standard"/>
      <text:p text:style-name="P2">System Requirements </text:p>
      <text:p text:style-name="Standard"/>
      <text:p text:style-name="Standard">Web Server<text:tab/> <text:s text:c="4"/><text:tab/>: Tomcat 6.0.36 </text:p>
      <text:p text:style-name="Standard">Operating System <text:s text:c="6"/>: Linux Platforms(Ubuntu/Fedora/Red Hat), </text:p>
      <text:p text:style-name="Standard"><text:tab/><text:tab/> <text:s text:c="13"/>Windows </text:p>
      <text:p text:style-name="Standard">Datase Server<text:tab/> <text:s text:c="4"/><text:tab/>: MYSQL 5.5 </text:p>
      <text:p text:style-name="Standard">Build tool <text:s/><text:tab/> <text:s/><text:tab/>: Apache Maven 3.0.4 </text:p>
      <text:p text:style-name="Standard">JDK<text:tab/><text:tab/> <text:s/><text:tab/>: 1.7.0_02 </text:p>
      <text:p text:style-name="Standard">Messaging Server <text:s text:c="6"/>: ActiveMQ 5.5.1 Message Server<text:tab/><text:tab/> </text:p>
      <text:p text:style-name="Standard">Browser Compatibility: Mozilla, Chrome, IE.</text:p>
      <text:p text:style-name="Standard"/>
      <text:p text:style-name="P2">Features included in this version/build </text:p>
      <text:list xml:id="list65123053" text:style-name="L2">
        <text:list-item>
          <text:p text:style-name="P10">Centralized auto update of Vbooks <text:s/>Android Application Client/Tablet Version.</text:p>
        </text:list-item>
      </text:list>
      <text:p text:style-name="Standard"/>
      <text:p text:style-name="P2">Bugs Resolved in this version/build </text:p>
      <text:list xml:id="list1884611326" text:style-name="L3">
        <text:list-item>
          <text:p text:style-name="P11">VBooks Desktop </text:p>
          <text:list>
            <text:list-item>
              <text:p text:style-name="P12">Balance is getting double, when we assign the customers.</text:p>
            </text:list-item>
          </text:list>
        </text:list-item>
      </text:list>
      <text:p text:style-name="P2">Deployment Instructions </text:p>
      <text:p text:style-name="Standard"><text:tab/>Refer the document: VbooksPatchDeploymentSteps.doc.</text:p>
      <text:p text:style-name="Standard"/>
      <text:p text:style-name="P5">Known Issues </text:p>
      <text:p text:style-name="P6"/>
      <text:list xml:id="list488064411" text:continue-numbering="true" text:style-name="L3">
        <text:list-item>
          <text:p text:style-name="P14">VBooks Andriod </text:p>
          <text:list>
            <text:list-item>
              <text:p text:style-name="P15">Not able to Type Bonus Reason in Invoice Products Step . Keyboard is being redirected to Number pad, not able to get Alpha Keyboard. The curser is moving to the Required qty field</text:p>
            </text:list-item>
          </text:list>
          <text:p text:style-name="P15"/>
        </text:list-item>
        <text:list-item>
          <text:p text:style-name="P14">VBooks Desktop </text:p>
          <text:list>
            <text:list-item>
              <text:p text:style-name="P15">Assigning a customer to new sales executive for first time, before allotting the stock, it is not saving,</text:p>
              <text:p text:style-name="P15"/>
            </text:list-item>
          </text:list>
        </text:list-item>
      </text:list>
      <text:list xml:id="list1526197987" text:style-name="L4">
        <text:list-header>
          <text:p text:style-name="P13"/>
        </text:list-header>
      </text:list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2">Release Notes History </text:p>
      <text:p text:style-name="P2"/>
      <text:p text:style-name="P4"><text:tab/>Release-v1.e.</text:p>
      <text:p text:style-name="P4"><text:tab/>Release-v1.d.</text:p>
      <text:p text:style-name="Standard"><text:tab/>Release-v1.c. </text:p>
      <text:p text:style-name="Standard"><text:tab/>Release-v1.b. </text:p>
      <text:p text:style-name="Standard"><text:tab/>Release-v1.a.</text:p>
      <text:p text:style-name="Standard"><text:tab/>Release-v1.0. </text:p>
      <text:p text:style-name="P4"/>
      <text:p text:style-name="Standard"><text:s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WenQuanYi Micro Hei1" style:font-name-complex="DejaVu Sans Mono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1"><draw:image xlink:href="Pictures/100002010000035F000000EE03C7DE92.png" xlink:type="simple" xlink:show="embed" xlink:actuate="onLoad"/></draw:frame></text:p>
      </style:header>
      <style:footer>
        <text:p text:style-name="Footer"><text:tab/> 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3-09-02T10:06:55</meta:creation-date>
    <dc:date>2014-02-10T12:59:20</dc:date>
    <dc:creator>jaipal </dc:creator>
    <meta:editing-duration>P1DT8H10M36S</meta:editing-duration>
    <meta:editing-cycles>371</meta:editing-cycles>
    <meta:generator>LibreOffice/3.4$Unix LibreOffice_project/340m1$Build-402</meta:generator>
    <meta:document-statistic meta:table-count="0" meta:image-count="1" meta:object-count="0" meta:page-count="2" meta:paragraph-count="42" meta:word-count="200" meta:character-count="1468" meta:non-whitespace-character-count="1223"/>
  </office:meta>
</office:document-meta>
</file>